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8.6cm"/>
    </style:style>
    <style:style style:name="gr2" style:family="graphic" style:parent-style-name="measure">
      <style:graphic-properties draw:textarea-vertical-align="middle" draw:start-guide="-0.2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9.3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3.7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0.35cm" fo:min-width="0.1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9.35cm" fo:min-width="0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55cm" fo:min-width="5.6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55cm" fo:min-width="5.8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0.25cm" fo:min-width="8.7cm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2.05cm" fo:min-width="0cm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2.15cm" fo:min-width="0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0.25cm" fo:min-width="5.4cm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5.45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6cm"/>
    </style:style>
    <style:style style:name="gr17" style:family="graphic" style:parent-style-name="measure">
      <style:graphic-properties draw:textarea-vertical-align="middle" draw:line-distance="0.7cm" draw:start-guide="-0.2cm"/>
    </style:style>
    <style:style style:name="gr18" style:family="graphic" style:parent-style-name="measure">
      <style:graphic-properties draw:textarea-vertical-align="middle" draw:line-distance="0.506cm" draw:start-guide="-0.2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stroke="none" svg:stroke-color="#000000" draw:fill="none" draw:fill-color="#ffffff" fo:min-height="0.6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measure">
      <style:graphic-properties draw:textarea-vertical-align="middle" draw:line-distance="0.506cm" draw:start-guide="-0.206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1cm" svg:height="2cm" svg:x="2.3cm" svg:y="16.7cm">
          <text:p/>
          <draw:enhanced-geometry svg:viewBox="0 0 21600 21600" draw:type="rectangle" draw:enhanced-path="M 0 0 L 21600 0 21600 21600 0 21600 0 0 Z N"/>
        </draw:custom-shape>
        <draw:measure draw:style-name="gr2" draw:text-style-name="P2" draw:layer="layout" svg:x1="27.501cm" svg:y1="19.4cm" svg:x2="2.3cm" svg:y2="19.4cm">
          <text:p text:style-name="P2">L</text:p>
        </draw:measure>
        <draw:frame draw:style-name="gr3" draw:text-style-name="P3" draw:layer="layout" svg:width="5.2cm" svg:height="1.2cm" svg:x="23.7cm" svg:y="13.4cm">
          <draw:text-box>
            <text:p>Bras <text:span text:style-name="T1">i</text:span> : <text:span text:style-name="T2">l</text:span><text:span text:style-name="T3">i</text:span> x <text:span text:style-name="T2">w</text:span><text:span text:style-name="T3">i</text:span></text:p>
          </draw:text-box>
        </draw:frame>
        <draw:frame draw:style-name="gr4" draw:text-style-name="P5" draw:layer="layout" svg:width="15.65cm" svg:height="2.384cm" svg:x="6.6cm" svg:y="1.616cm">
          <draw:text-box>
            <text:p text:style-name="P4"><text:span text:style-name="T2">TP : Conception of a compact right hand circular polarization antenna using inverted L shaped feedline</text:span></text:p>
          </draw:text-box>
        </draw:frame>
        <draw:custom-shape draw:style-name="gr5" draw:text-style-name="P1" draw:layer="layout" svg:width="9.8cm" svg:height="2cm" svg:x="17.6cm" svg:y="1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cm" svg:height="2cm" svg:x="12.4cm" svg:y="1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cm" svg:height="10.6cm" svg:x="15.3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cm" svg:height="10.6cm" svg:x="13.3cm" svg:y="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9.6cm" svg:x="11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9.6cm" svg:x="17.6cm" svg:y="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1cm" svg:height="0.8cm" svg:x="4.9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cm" svg:height="0.8cm" svg:x="18cm" svg:y="7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9.2cm" svg:height="0.5cm" svg:x="4.1cm" svg:y="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9.2cm" svg:height="0.5cm" svg:x="15.9cm" svg:y="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cm" svg:height="2.3cm" svg:x="4.1cm" svg:y="6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cm" svg:height="2.4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9cm" svg:height="0.5cm" svg:x="4.4cm" svg:y="8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9cm" svg:height="0.5cm" svg:x="18.9cm" svg:y="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5.7cm" svg:x="18.9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5.7cm" svg:x="9.9cm" svg:y="8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1cm" svg:height="0.6cm" svg:x="5.3cm" svg:y="1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1cm" svg:height="0.6cm" svg:x="17.6cm" svg:y="17.2cm">
          <text:p/>
          <draw:enhanced-geometry svg:viewBox="0 0 21600 21600" draw:type="rectangle" draw:enhanced-path="M 0 0 L 21600 0 21600 21600 0 21600 0 0 Z N"/>
        </draw:custom-shape>
        <draw:measure draw:style-name="gr17" draw:text-style-name="P2" draw:layer="layout" svg:x1="27.4cm" svg:y1="18.7cm" svg:x2="17.6cm" svg:y2="18.8cm">
          <text:p text:style-name="P2">ld</text:p>
        </draw:measure>
        <draw:measure draw:style-name="gr18" draw:text-style-name="P2" draw:layer="layout" svg:x1="12.4cm" svg:y1="18.8cm" svg:x2="11.3cm" svg:y2="18.8cm">
          <text:p text:style-name="P2">G</text:p>
        </draw:measure>
        <draw:measure draw:style-name="gr17" draw:text-style-name="P2" draw:layer="layout" svg:x1="27.4cm" svg:y1="18.7cm" svg:x2="17.6cm" svg:y2="18.8cm">
          <text:p text:style-name="P2">ld</text:p>
        </draw:measure>
        <draw:measure draw:style-name="gr18" draw:text-style-name="P2" draw:layer="layout" svg:x1="17.6cm" svg:y1="18.9cm" svg:x2="16.5cm" svg:y2="18.9cm">
          <text:p text:style-name="P2">G</text:p>
        </draw:measure>
        <draw:measure draw:style-name="gr18" draw:text-style-name="P2" draw:layer="layout" svg:x1="16.7cm" svg:y1="15.4cm" svg:x2="15.9cm" svg:y2="15.4cm">
          <text:p text:style-name="P2">j</text:p>
        </draw:measure>
        <draw:measure draw:style-name="gr18" draw:text-style-name="P2" draw:layer="layout" svg:x1="13.3cm" svg:y1="15.494cm" svg:x2="12.5cm" svg:y2="15.494cm">
          <text:p text:style-name="P2">j</text:p>
        </draw:measure>
        <draw:measure draw:style-name="gr17" draw:text-style-name="P2" draw:layer="layout" svg:x1="11.3cm" svg:y1="18.678cm" svg:x2="2.291cm" svg:y2="18.678cm">
          <text:p text:style-name="P2"><text:span text:style-name="T2">lg</text:span></text:p>
        </draw:measure>
        <draw:frame draw:style-name="gr19" draw:text-style-name="P7" draw:layer="layout" svg:width="0.8cm" svg:height="0.962cm" svg:x="13.2cm" svg:y="8.3cm">
          <draw:text-box>
            <text:p><text:span text:style-name="T1">1</text:span></text:p>
          </draw:text-box>
        </draw:frame>
        <draw:frame draw:style-name="gr19" draw:text-style-name="P7" draw:layer="layout" svg:width="0.8cm" svg:height="0.962cm" svg:x="15.2cm" svg:y="8.6cm">
          <draw:text-box>
            <text:p><text:span text:style-name="T1">9</text:span></text:p>
          </draw:text-box>
        </draw:frame>
        <draw:frame draw:style-name="gr19" draw:text-style-name="P7" draw:layer="layout" svg:width="0.8cm" svg:height="0.962cm" svg:x="10.4cm" svg:y="5.138cm">
          <draw:text-box>
            <text:p><text:span text:style-name="T1">2</text:span></text:p>
          </draw:text-box>
        </draw:frame>
        <draw:frame draw:style-name="gr19" draw:text-style-name="P7" draw:layer="layout" svg:width="0.8cm" svg:height="0.962cm" svg:x="2.7cm" svg:y="7.438cm">
          <draw:text-box>
            <text:p><text:span text:style-name="T1">3</text:span></text:p>
          </draw:text-box>
        </draw:frame>
        <draw:frame draw:style-name="gr19" draw:text-style-name="P7" draw:layer="layout" svg:width="0.8cm" svg:height="0.962cm" svg:x="6.5cm" svg:y="9.6cm">
          <draw:text-box>
            <text:p><text:span text:style-name="T1">4</text:span></text:p>
          </draw:text-box>
        </draw:frame>
        <draw:frame draw:style-name="gr19" draw:text-style-name="P7" draw:layer="layout" svg:width="0.8cm" svg:height="0.962cm" svg:x="8.4cm" svg:y="12.138cm">
          <draw:text-box>
            <text:p><text:span text:style-name="T1">5</text:span></text:p>
          </draw:text-box>
        </draw:frame>
        <draw:frame draw:style-name="gr19" draw:text-style-name="P7" draw:layer="layout" svg:width="0.8cm" svg:height="0.962cm" svg:x="11.7cm" svg:y="10.838cm">
          <draw:text-box>
            <text:p><text:span text:style-name="T1">6</text:span></text:p>
          </draw:text-box>
        </draw:frame>
        <draw:frame draw:style-name="gr19" draw:text-style-name="P7" draw:layer="layout" svg:width="0.8cm" svg:height="0.962cm" svg:x="6.8cm" svg:y="5cm">
          <draw:text-box>
            <text:p><text:span text:style-name="T1">7</text:span></text:p>
          </draw:text-box>
        </draw:frame>
        <draw:frame draw:style-name="gr19" draw:text-style-name="P7" draw:layer="layout" svg:width="1cm" svg:height="0.962cm" svg:x="11.7cm" svg:y="10.9cm">
          <draw:text-box>
            <text:p><text:span text:style-name="T1">6</text:span></text:p>
          </draw:text-box>
        </draw:frame>
        <draw:frame draw:style-name="gr19" draw:text-style-name="P7" draw:layer="layout" svg:width="0.8cm" svg:height="0.962cm" svg:x="7.5cm" svg:y="17.1cm">
          <draw:text-box>
            <text:p><text:span text:style-name="T1">8</text:span></text:p>
          </draw:text-box>
        </draw:frame>
        <draw:frame draw:style-name="gr20" draw:text-style-name="P7" draw:layer="layout" svg:width="1.6cm" svg:height="0.962cm" svg:x="18cm" svg:y="5cm">
          <draw:text-box>
            <text:p><text:span text:style-name="T1">10</text:span></text:p>
          </draw:text-box>
        </draw:frame>
        <draw:frame draw:style-name="gr19" draw:text-style-name="P7" draw:layer="layout" svg:width="1.7cm" svg:height="0.962cm" svg:x="25.5cm" svg:y="7.2cm">
          <draw:text-box>
            <text:p><text:span text:style-name="T1">11</text:span></text:p>
          </draw:text-box>
        </draw:frame>
        <draw:frame draw:style-name="gr19" draw:text-style-name="P7" draw:layer="layout" svg:width="1.7cm" svg:height="0.962cm" svg:x="22.2cm" svg:y="9.338cm">
          <draw:text-box>
            <text:p><text:span text:style-name="T1">12</text:span></text:p>
          </draw:text-box>
        </draw:frame>
        <draw:frame draw:style-name="gr19" draw:text-style-name="P7" draw:layer="layout" svg:width="1.8cm" svg:height="0.962cm" svg:x="19.8cm" svg:y="11.7cm">
          <draw:text-box>
            <text:p><text:span text:style-name="T1">13</text:span></text:p>
          </draw:text-box>
        </draw:frame>
        <draw:frame draw:style-name="gr21" draw:text-style-name="P7" draw:layer="layout" svg:width="1.4cm" svg:height="1.673cm" svg:x="16.5cm" svg:y="12.3cm">
          <draw:text-box>
            <text:p><text:span text:style-name="T1">14</text:span></text:p>
          </draw:text-box>
        </draw:frame>
        <draw:frame draw:style-name="gr22" draw:text-style-name="P7" draw:layer="layout" svg:width="1.6cm" svg:height="1cm" svg:x="21.3cm" svg:y="4.9cm">
          <draw:text-box>
            <text:p><text:span text:style-name="T1">15</text:span></text:p>
          </draw:text-box>
        </draw:frame>
        <draw:frame draw:style-name="gr19" draw:text-style-name="P7" draw:layer="layout" svg:width="1.4cm" svg:height="0.962cm" svg:x="20cm" svg:y="17.1cm">
          <draw:text-box>
            <text:p><text:span text:style-name="T1">16</text:span></text:p>
          </draw:text-box>
        </draw:frame>
        <draw:line draw:style-name="gr23" draw:text-style-name="P8" draw:layer="layout" svg:x1="10.6cm" svg:y1="5.9cm" svg:x2="10cm" svg:y2="6.3cm">
          <text:p/>
        </draw:line>
        <draw:line draw:style-name="gr23" draw:text-style-name="P8" draw:layer="layout" svg:x1="3.5cm" svg:y1="7.9cm" svg:x2="4.3cm" svg:y2="7.4cm">
          <text:p/>
        </draw:line>
        <draw:line draw:style-name="gr23" draw:text-style-name="P8" draw:layer="layout" svg:x1="7.3cm" svg:y1="9.9cm" svg:x2="7.8cm" svg:y2="8.7cm">
          <text:p/>
        </draw:line>
        <draw:line draw:style-name="gr23" draw:text-style-name="P8" draw:layer="layout" svg:x1="9.1cm" svg:y1="12.6cm" svg:x2="10.1cm" svg:y2="11.6cm">
          <text:p/>
        </draw:line>
        <draw:line draw:style-name="gr23" draw:text-style-name="P8" draw:layer="layout" svg:x1="12cm" svg:y1="11.7cm" svg:x2="11.2cm" svg:y2="12.5cm">
          <text:p/>
        </draw:line>
        <draw:line draw:style-name="gr23" draw:text-style-name="P8" draw:layer="layout" svg:x1="6.5cm" svg:y1="7.5cm" svg:x2="7cm" svg:y2="5.7cm">
          <text:p/>
        </draw:line>
        <draw:line draw:style-name="gr23" draw:text-style-name="P8" draw:layer="layout" svg:x1="18.1cm" svg:y1="5.6cm" svg:x2="17.5cm" svg:y2="6.3cm">
          <text:p/>
        </draw:line>
        <draw:line draw:style-name="gr23" draw:text-style-name="P8" draw:layer="layout" svg:x1="25.9cm" svg:y1="8.1cm" svg:x2="25cm" svg:y2="8.3cm">
          <text:p/>
        </draw:line>
        <draw:line draw:style-name="gr23" draw:text-style-name="P8" draw:layer="layout" svg:x1="22.4cm" svg:y1="9.9cm" svg:x2="21.6cm" svg:y2="8.8cm">
          <text:p/>
        </draw:line>
        <draw:line draw:style-name="gr23" draw:text-style-name="P8" draw:layer="layout" svg:x1="19.9cm" svg:y1="12.2cm" svg:x2="19.1cm" svg:y2="11cm">
          <text:p/>
        </draw:line>
        <draw:line draw:style-name="gr23" draw:text-style-name="P8" draw:layer="layout" svg:x1="17.1cm" svg:y1="12.3cm" svg:x2="17.8cm" svg:y2="10.9cm">
          <text:p/>
        </draw:line>
        <draw:line draw:style-name="gr23" draw:text-style-name="P8" draw:layer="layout" svg:x1="21.9cm" svg:y1="5.7cm" svg:x2="20.6cm" svg:y2="7.6cm">
          <text:p/>
        </draw:line>
        <draw:measure draw:style-name="gr24" draw:text-style-name="P2" draw:layer="layout" svg:x1="5.506cm" svg:y1="18.721cm" svg:x2="5.5cm" svg:y2="17.822cm">
          <text:p text:style-name="P2">H</text:p>
        </draw:measure>
        <draw:measure draw:style-name="gr18" draw:text-style-name="P2" draw:layer="layout" svg:x1="1.774cm" svg:y1="18.7cm" svg:x2="1.774cm" svg:y2="16.7cm">
          <text:p text:style-name="P2">W</text:p>
        </draw:measure>
        <draw:measure draw:style-name="gr24" draw:text-style-name="P2" draw:layer="layout" svg:x1="23.694cm" svg:y1="17.7cm" svg:x2="23.7cm" svg:y2="18.7cm">
          <text:p text:style-name="P2">K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7:16:14.966000000</meta:creation-date>
    <dc:date>2020-10-16T17:49:16.844000000</dc:date>
    <meta:editing-duration>PT11M59S</meta:editing-duration>
    <meta:editing-cycles>3</meta:editing-cycles>
    <meta:generator>LibreOffice/5.4.7.2$Windows_X86_64 LibreOffice_project/c838ef25c16710f8838b1faec480ebba495259d0</meta:generator>
    <meta:document-statistic meta:object-count="61"/>
  </office:meta>
</office:document-meta>
</file>